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2cd40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31df01" officeooo:paragraph-rsid="0031df0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1df01" officeooo:paragraph-rsid="0031df0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8d436" officeooo:paragraph-rsid="0038d43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3b2f28" officeooo:paragraph-rsid="003b2f2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2fe605" officeooo:paragraph-rsid="002fe605" style:font-size-asian="14pt" style:font-weight-asian="normal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fe605" officeooo:paragraph-rsid="002fe605" style:font-size-asian="14pt" style:font-size-complex="14pt"/>
    </style:style>
    <style:style style:name="P25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3b2f28" officeooo:paragraph-rsid="003b2f2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P35" style:family="paragraph" style:parent-style-name="Table_20_Contents">
      <style:paragraph-properties fo:text-align="justify" style:justify-single-word="false"/>
      <style:text-properties officeooo:rsid="00191389" officeooo:paragraph-rsid="0027e090"/>
    </style:style>
    <style:style style:name="P36" style:family="paragraph" style:parent-style-name="Table_20_Contents">
      <style:paragraph-properties fo:text-align="justify" style:justify-single-word="false"/>
      <style:text-properties officeooo:rsid="00380847" officeooo:paragraph-rsid="00380847"/>
    </style:style>
    <style:style style:name="P37" style:family="paragraph" style:parent-style-name="Table_20_Contents">
      <style:paragraph-properties fo:text-align="justify" style:justify-single-word="false"/>
      <style:text-properties officeooo:rsid="0038d436" officeooo:paragraph-rsid="0038d436"/>
    </style:style>
    <style:style style:name="P38" style:family="paragraph" style:parent-style-name="Table_20_Contents">
      <style:paragraph-properties fo:text-align="start" style:justify-single-word="false"/>
      <style:text-properties officeooo:rsid="0027e090" officeooo:paragraph-rsid="0027e090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14764e" style:font-size-asian="14pt" style:font-weight-asian="bold" style:font-size-complex="14pt"/>
    </style:style>
    <style:style style:name="P42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2fe605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2fe605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35920d"/>
    </style:style>
    <style:style style:name="T16" style:family="text">
      <style:text-properties officeooo:rsid="0038d436"/>
    </style:style>
    <style:style style:name="T17" style:family="text">
      <style:text-properties officeooo:rsid="003a61e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b2f28"/>
    </style:style>
    <style:style style:name="T20" style:family="text">
      <style:text-properties officeooo:rsid="003d19bc"/>
    </style:style>
    <style:style style:name="T21" style:family="text">
      <style:text-properties officeooo:rsid="003d76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26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3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Поддержка произвольной последовательности в структуре данных для множества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2">Санкт-Петербург</text:p>
      <text:p text:style-name="P12">201<text:span text:style-name="T12">7</text:span></text:p>
      <text:p text:style-name="P25">Цель работы</text:p>
      <text:p text:style-name="P24">Получить практические навыки по работе с последовательностями, реализованными над структурой данных для множеств.</text:p>
      <text:p text:style-name="P24"/>
      <text:p text:style-name="P18">Задание</text:p>
      <text:p text:style-name="P23">Дополнить программу, составленную по теме «Деревья двоичного поиска», операциями над последовательностями:</text:p>
      <text:list xml:id="list5863768511240718919" text:style-name="L1">
        <text:list-item>
          <text:p text:style-name="P40">MERGE — слияние. Две последовательности сливаются в одну, с сохранением упорядоченности (если последовательности были неупорядоченные, они упорядочиваются).</text:p>
        </text:list-item>
        <text:list-item>
          <text:p text:style-name="P40">CONCAT — сцепление. Вторая последовательность подсоединяется к концу первой.</text:p>
        </text:list-item>
        <text:list-item>
          <text:p text:style-name="P40">CHANGE — замена. Вторая последовательность заменяет элементы первой, начиная с некоторого номера p (нумерация идёт от 0). Если первая последовательность кончается раньше времени, она удлиняется оставшимися элементами второй.</text:p>
        </text:list-item>
      </text:list>
      <text:p text:style-name="P14"/>
      <text:p text:style-name="P23"><text:span text:style-name="T15">Необходимо выбрать</text:span> эффективный способ доработки структуры данных.</text:p>
      <text:p text:style-name="P23"/>
      <text:p text:style-name="P17">Дополнение базовой структуры данных</text:p>
      <text:p text:style-name="P20">Для реализации <text:span text:style-name="T15">поддержки последовательности в структуре данных «чёрно-красное дерево» к каждому узлу было добавлено целочисленное поле для хранение порядкового номера узла в последовательности.</text:span></text:p>
      <text:p text:style-name="P21">Подобный подход был выбран <text:span text:style-name="T20">так как, несмотря на неудобство последовательного обхода, операции над последовательностями, такие как слияние, сцепление и замена, реализуются просто и с линейной временной сложностью.</text:span></text:p>
      <text:p text:style-name="P20"/>
      <text:p text:style-name="P31"/>
      <text:p text:style-name="P31"><text:soft-page-break/><text:tab/>Оценка временной сложности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8">Красно-Чёрное Дерево <text:span text:style-name="T16">(последовательность)</text:span></text:p>
          </table:table-cell>
          <table:table-cell table:style-name="Table3.B1" table:number-columns-spanned="2" office:value-type="string">
            <text:p text:style-name="P34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34">Операция</text:p>
          </table:table-cell>
          <table:table-cell table:style-name="Table3.A2" office:value-type="string">
            <text:p text:style-name="P34">В худшем случае</text:p>
          </table:table-cell>
          <table:table-cell table:style-name="Table3.C2" office:value-type="string">
            <text:p text:style-name="P34">В среднем</text:p>
          </table:table-cell>
        </table:table-row>
        <table:table-row>
          <table:table-cell table:style-name="Table3.A2" office:value-type="string">
            <text:p text:style-name="P36">MERGE</text:p>
          </table:table-cell>
          <table:table-cell table:style-name="Table3.A2" office:value-type="string">
            <text:p text:style-name="P35"><draw:frame draw:style-name="fr1" draw:name="Object8" text:anchor-type="as-char" svg:y="-0.386cm" svg:width="1.087cm" svg:height="0.506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3.C2" office:value-type="string">
            <text:p text:style-name="P35"><draw:frame draw:style-name="fr1" draw:name="Object12" text:anchor-type="as-char" svg:y="-0.386cm" svg:width="1.087cm" svg:height="0.506cm" draw:z-index="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6">CONCAT</text:p>
          </table:table-cell>
          <table:table-cell table:style-name="Table3.A2" office:value-type="string">
            <text:p text:style-name="P35"><draw:frame draw:style-name="fr1" draw:name="Object9" text:anchor-type="as-char" svg:y="-0.386cm" svg:width="1.087cm" svg:height="0.506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C2" office:value-type="string">
            <text:p text:style-name="P35"><draw:frame draw:style-name="fr1" draw:name="Object13" text:anchor-type="as-char" svg:y="-0.386cm" svg:width="1.087cm" svg:height="0.506cm" draw:z-index="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37">CHANGE</text:p>
          </table:table-cell>
          <table:table-cell table:style-name="Table3.A2" office:value-type="string">
            <text:p text:style-name="P35"><draw:frame draw:style-name="fr1" draw:name="Object4" text:anchor-type="as-char" svg:y="-0.386cm" svg:width="1.087cm" svg:height="0.506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C2" office:value-type="string">
            <text:p text:style-name="P35"><draw:frame draw:style-name="fr1" draw:name="Object1" text:anchor-type="as-char" svg:y="-0.386cm" svg:width="1.087cm" svg:height="0.506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</table:table>
      <text:p text:style-name="P31"/>
      <text:p text:style-name="P16"/>
      <text:p text:style-name="P41"><text:tab/>Выводы</text:p>
      <text:p text:style-name="P19">В данной лабораторной работе <text:span text:style-name="T19">мы продолжили работу над такой структурой данных, как красно-чёрное дерево.</text:span></text:p>
      <text:p text:style-name="P22">Была реализована возможность создания последовательностей элементом дерева, а так же были написаны три функции для осуществления операция над последовательностями — слияние, сцепление и замена. <text:span text:style-name="T21">Эти операции удалось реализовать с линейной временной сложностью (</text:span><text:span text:style-name="T21"><draw:frame draw:style-name="fr1" draw:name="Object2" text:anchor-type="as-char" svg:y="-0.386cm" svg:width="1.087cm" svg:height="0.506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).</text:span></text:p>
      <text:p text:style-name="P32"><text:span text:style-name="T18"><text:tab/></text:span><text:span text:style-name="T21">Реализация последовательности в дереве через числовое поле в каждом узле, содержащее его порядковый номер, оценивается нами неоднозначно. С одной стороны, с подобным представлением все операции удалось реализовать достаточно просто и с линейной временной сложностью. С другой стороны, просмотр всей последовательности по порядку стал менее удобен для кодирования (по сравнению с реализацией последовательности через список) и потребовал дополнительного временного массива (что при большом количестве элементов может стать проблемой).</text:span></text:p>
      <text:p text:style-name="P19"/>
      <text:p text:style-name="P15"><text:bookmark text:name="_GoBack"/>Список использованной литературы</text:p>
      <text:list xml:id="list342640367770435011" text:style-name="WWNum7">
        <text:list-header>
          <text:p text:style-name="P42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5"/>
      <text:p text:style-name="P15"><text:soft-page-break/></text:p>
      <text:p text:style-name="P15"/>
      <text:p text:style-name="P33">Приложение А. Исходный код программы.</text:p>
      <text:p text:style-name="P27">main.cpp</text:p>
      <text:p text:style-name="P29">#include &lt;iostream&gt;</text:p>
      <text:p text:style-name="P29">#include "rb.h"</text:p>
      <text:p text:style-name="P29">using namespace std;</text:p>
      <text:p text:style-name="P29">int main(int argc, char *argv[])</text:p>
      <text:p text:style-name="P29">{</text:p>
      <text:p text:style-name="P29"><text:s text:c="4"/>srand(time(0));</text:p>
      <text:p text:style-name="P29"><text:s text:c="4"/>RB A('A'), B('B');</text:p>
      <text:p text:style-name="P29"><text:s text:c="4"/>int ans=2;</text:p>
      <text:p text:style-name="P29"><text:s text:c="4"/>do{</text:p>
      <text:p text:style-name="P29"><text:s text:c="6"/>cout &lt;&lt; "Would you like to enter (1) sets yourself or to generate (2) random sets ? (1/2) ";</text:p>
      <text:p text:style-name="P29"><text:s text:c="6"/>cin.clear();</text:p>
      <text:p text:style-name="P29"><text:s text:c="6"/>cin.sync();</text:p>
      <text:p text:style-name="P29"><text:s text:c="6"/>cin &gt;&gt; ans;</text:p>
      <text:p text:style-name="P29"><text:s text:c="6"/>if ((ans != 1) &amp;&amp; (ans != 2)){</text:p>
      <text:p text:style-name="P29"><text:tab/>cout &lt;&lt; "Please, you must choose between 1 and 2. \n";</text:p>
      <text:p text:style-name="P29"><text:s text:c="6"/>}</text:p>
      <text:p text:style-name="P29"><text:s text:c="4"/>}while ((ans != 1) &amp;&amp; (ans != 2));</text:p>
      <text:p text:style-name="P29"><text:s text:c="4"/></text:p>
      <text:p text:style-name="P29"><text:s text:c="4"/>cout &lt;&lt; "\n";</text:p>
      <text:p text:style-name="P29"/>
      <text:p text:style-name="P29"><text:s text:c="4"/>if (ans == 1){</text:p>
      <text:p text:style-name="P29"><text:s text:c="6"/>A.input_set();</text:p>
      <text:p text:style-name="P29"><text:s text:c="6"/>B.input_set();</text:p>
      <text:p text:style-name="P29"><text:s text:c="4"/></text:p>
      <text:p text:style-name="P29"><text:s text:c="4"/>}else{</text:p>
      <text:p text:style-name="P29"><text:s text:c="6"/>A.generate_set();</text:p>
      <text:p text:style-name="P29"><text:s text:c="6"/>B.generate_set();</text:p>
      <text:p text:style-name="P29"><text:s text:c="4"/>}</text:p>
      <text:p text:style-name="P29"><text:s text:c="4"/>A.print();</text:p>
      <text:p text:style-name="P29"><text:s text:c="4"/>A.print_sequence();</text:p>
      <text:p text:style-name="P29"><text:s text:c="12"/></text:p>
      <text:p text:style-name="P29"><text:s text:c="4"/>B.print();</text:p>
      <text:p text:style-name="P29"><text:s text:c="4"/>B.print_sequence();</text:p>
      <text:p text:style-name="P29"/>
      <text:p text:style-name="P29"><text:s text:c="4"/>ans=2;</text:p>
      <text:p text:style-name="P29"><text:soft-page-break/><text:s text:c="4"/>do{</text:p>
      <text:p text:style-name="P29"><text:s text:c="6"/>cout &lt;&lt; "\nWhat would you like to do with those sequences? (1) - merge it, (2) - concat it, (3) - change it ";</text:p>
      <text:p text:style-name="P29"><text:s text:c="6"/>cin.clear();</text:p>
      <text:p text:style-name="P29"><text:s text:c="6"/>cin.sync();</text:p>
      <text:p text:style-name="P29"><text:s text:c="6"/>cin &gt;&gt; ans;</text:p>
      <text:p text:style-name="P29"><text:s text:c="6"/>if ((ans != 1) &amp;&amp; (ans != 2) &amp;&amp; (ans != 3)){</text:p>
      <text:p text:style-name="P29"><text:tab/>cout &lt;&lt; "Please, you must choose between 1, 2 and 3. \n";</text:p>
      <text:p text:style-name="P29"><text:s text:c="6"/>}</text:p>
      <text:p text:style-name="P29"><text:tab/>}while ((ans != 1) &amp;&amp; (ans != 2) &amp;&amp; (ans != 3));</text:p>
      <text:p text:style-name="P29"><text:s text:c="4"/></text:p>
      <text:p text:style-name="P29"><text:s text:c="4"/>cout &lt;&lt; "\n";</text:p>
      <text:p text:style-name="P29"/>
      <text:p text:style-name="P29"><text:s text:c="4"/>if (ans == 1){</text:p>
      <text:p text:style-name="P29"><text:s text:c="6"/>merge(A, B);</text:p>
      <text:p text:style-name="P29"><text:s text:c="6"/>A.print();</text:p>
      <text:p text:style-name="P29"><text:s text:c="6"/>A.print_sequence();</text:p>
      <text:p text:style-name="P29"><text:s text:c="4"/>}else if (ans == 2){</text:p>
      <text:p text:style-name="P29"><text:s text:c="6"/>concat(A, B);</text:p>
      <text:p text:style-name="P29"><text:s text:c="6"/>A.print();</text:p>
      <text:p text:style-name="P29"><text:s text:c="6"/>A.print_sequence();</text:p>
      <text:p text:style-name="P29"><text:s text:c="4"/>}else{</text:p>
      <text:p text:style-name="P29"><text:s text:c="6"/>ans=0;</text:p>
      <text:p text:style-name="P29"><text:s text:c="6"/>do{</text:p>
      <text:p text:style-name="P29"><text:tab/>cout &lt;&lt; "\nPlease enter starting position in A for changing: ";</text:p>
      <text:p text:style-name="P29"><text:tab/>cin.clear();</text:p>
      <text:p text:style-name="P29"><text:tab/>cin.sync();</text:p>
      <text:p text:style-name="P29"><text:tab/>cin &gt;&gt; ans;</text:p>
      <text:p text:style-name="P29"><text:tab/>if (ans &lt; 0){</text:p>
      <text:p text:style-name="P29"><text:tab/> <text:s/>cout &lt;&lt; "It must be &gt;= 0. Try again. \n";</text:p>
      <text:p text:style-name="P29"><text:tab/>}</text:p>
      <text:p text:style-name="P29"><text:s text:c="6"/>}while (ans &lt; 0);</text:p>
      <text:p text:style-name="P29"><text:s text:c="6"/></text:p>
      <text:p text:style-name="P29"><text:s text:c="6"/>cout &lt;&lt; "\n";</text:p>
      <text:p text:style-name="P29"><text:s text:c="6"/>RB *C;</text:p>
      <text:p text:style-name="P29"><text:s text:c="6"/>C = change(A, B, ans);</text:p>
      <text:p text:style-name="P29"><text:s text:c="6"/>C-&gt;print();</text:p>
      <text:p text:style-name="P29"><text:s text:c="6"/>C-&gt;print_sequence();</text:p>
      <text:p text:style-name="P29"><text:s text:c="4"/>}</text:p>
      <text:p text:style-name="P29"><text:s text:c="4"/></text:p>
      <text:p text:style-name="P29"><text:s text:c="4"/>return 1;</text:p>
      <text:p text:style-name="P29"><text:soft-page-break/>}</text:p>
      <text:p text:style-name="P28"/>
      <text:p text:style-name="P28">rb.cpp</text:p>
      <text:p text:style-name="P29">#include "rb.h"</text:p>
      <text:p text:style-name="P29">#include "sequences.cpp"</text:p>
      <text:p text:style-name="P29">#include &lt;algorithm&gt;</text:p>
      <text:p text:style-name="P29">using namespace std;</text:p>
      <text:p text:style-name="P29"/>
      <text:p text:style-name="P29">RB::RB(char letter)</text:p>
      <text:p text:style-name="P29">{</text:p>
      <text:p text:style-name="P29"><text:s text:c="2"/>count = 0;</text:p>
      <text:p text:style-name="P29"><text:s text:c="2"/>root = 0;</text:p>
      <text:p text:style-name="P29"><text:s text:c="2"/>sequence = 0;</text:p>
      <text:p text:style-name="P29"><text:s text:c="2"/>sequence_end = 0;</text:p>
      <text:p text:style-name="P29"><text:s text:c="2"/>current = 0;</text:p>
      <text:p text:style-name="P29"><text:s text:c="2"/>end = 0;</text:p>
      <text:p text:style-name="P29"><text:s text:c="2"/>name = letter;</text:p>
      <text:p text:style-name="P29">}</text:p>
      <text:p text:style-name="P29"/>
      <text:p text:style-name="P29">RB::RB(char letter, std::vector&lt;int&gt; &amp;A){ // ожидается, что элементы уже упорядочены</text:p>
      <text:p text:style-name="P29"><text:s text:c="2"/>current = 0;</text:p>
      <text:p text:style-name="P29"><text:s text:c="2"/>end = 0;</text:p>
      <text:p text:style-name="P29"><text:s text:c="2"/>count = 0;</text:p>
      <text:p text:style-name="P29"><text:s text:c="2"/>name = letter;</text:p>
      <text:p text:style-name="P29"><text:s text:c="2"/>root = 0;</text:p>
      <text:p text:style-name="P29"><text:s text:c="2"/>sequence = 0;</text:p>
      <text:p text:style-name="P29"><text:s text:c="2"/>sequence_end = 0;</text:p>
      <text:p text:style-name="P29"><text:s text:c="2"/>if (!A.empty()) {</text:p>
      <text:p text:style-name="P29"><text:s text:c="4"/>// A.size() is O(1) complexity</text:p>
      <text:p text:style-name="P29"><text:s text:c="4"/>int index = (A.size()-1) / 2;</text:p>
      <text:p text:style-name="P29"><text:s text:c="4"/>root = new Node(A[index]);</text:p>
      <text:p text:style-name="P29"><text:s text:c="8"/>sequence = root;</text:p>
      <text:p text:style-name="P29"><text:s text:c="8"/>sequence_end = root;</text:p>
      <text:p text:style-name="P29"><text:s text:c="4"/>root-&gt;parent = 0;</text:p>
      <text:p text:style-name="P29"><text:s text:c="4"/>root-&gt;color = 1;</text:p>
      <text:p text:style-name="P29"><text:s text:c="4"/>count++;</text:p>
      <text:p text:style-name="P29"><text:s text:c="4"/>root-&gt;left = recur_insert(A, this-&gt;root, 0, index-1);</text:p>
      <text:p text:style-name="P29"><text:s text:c="4"/>root-&gt;right = recur_insert(A, this-&gt;root, index + 1, <text:s/>A.size() - 1);</text:p>
      <text:p text:style-name="P29"><text:s text:c="2"/>}</text:p>
      <text:p text:style-name="P29">}</text:p>
      <text:p text:style-name="P29"><text:soft-page-break/></text:p>
      <text:p text:style-name="P29">Node* RB::recur_insert (std::vector&lt;int&gt; &amp;A, Node *par, int start, int end){</text:p>
      <text:p text:style-name="P29"><text:s text:c="2"/>if (end &lt; start) return 0;</text:p>
      <text:p text:style-name="P29"><text:s text:c="2"/>else if (end == start) { // лист</text:p>
      <text:p text:style-name="P29"><text:s text:c="4"/>Node *s = new Node(A[start], par, sequence_end);</text:p>
      <text:p text:style-name="P29"><text:s text:c="8"/>sequence_end-&gt;s_next = s;</text:p>
      <text:p text:style-name="P29"><text:s text:c="8"/>sequence_end = s;</text:p>
      <text:p text:style-name="P29"><text:s text:c="4"/>this-&gt;count++;</text:p>
      <text:p text:style-name="P29"><text:s text:c="4"/>s-&gt;color = 1;</text:p>
      <text:p text:style-name="P29"><text:s text:c="4"/>if ((A.size() % 2) == 0 &amp;&amp; this-&gt;count == A.size()) // если кол-во элементов чётное и это последний элемент, то родителя следует перекрасить в красный</text:p>
      <text:p text:style-name="P29"><text:s text:c="6"/>par-&gt;color = 0;</text:p>
      <text:p text:style-name="P29"><text:s text:c="4"/>return s;</text:p>
      <text:p text:style-name="P29"><text:s text:c="2"/>}</text:p>
      <text:p text:style-name="P29"><text:s text:c="2"/>// узел</text:p>
      <text:p text:style-name="P29"><text:s text:c="2"/>this-&gt;count++;</text:p>
      <text:p text:style-name="P29"><text:s text:c="2"/>int index = (end+start) / 2;</text:p>
      <text:p text:style-name="P29"><text:s text:c="2"/>Node *s = new Node(A[index], par, sequence_end);</text:p>
      <text:p text:style-name="P29"><text:s text:c="2"/>sequence_end-&gt;s_next = s;</text:p>
      <text:p text:style-name="P29"><text:s text:c="2"/>sequence_end = s;</text:p>
      <text:p text:style-name="P29"><text:s text:c="2"/>s-&gt;color = 1; // всё узлы черные (кроме родителя последнего листа в случае если число узлов (листов в т.ч.) чётное)</text:p>
      <text:p text:style-name="P29"><text:s text:c="2"/>s-&gt;left = recur_insert(A, s, start, index-1);</text:p>
      <text:p text:style-name="P29"><text:s text:c="2"/>s-&gt;right = recur_insert(A, s, index + 1, end);</text:p>
      <text:p text:style-name="P29"><text:s text:c="2"/></text:p>
      <text:p text:style-name="P29"><text:s text:c="2"/>return s;</text:p>
      <text:p text:style-name="P29">}</text:p>
      <text:p text:style-name="P29"/>
      <text:p text:style-name="P29">bool RB::bs_find(Node* &amp;search, int key)</text:p>
      <text:p text:style-name="P29">{</text:p>
      <text:p text:style-name="P29"><text:s text:c="2"/>Node* search_node = this-&gt;root;</text:p>
      <text:p text:style-name="P29"><text:s text:c="2"/>bool found = 0;</text:p>
      <text:p text:style-name="P29"/>
      <text:p text:style-name="P29"><text:s text:c="2"/>while( search_node != 0 ) {</text:p>
      <text:p text:style-name="P29"><text:s text:c="8"/>if(search_node-&gt;key == key)</text:p>
      <text:p text:style-name="P29"><text:s text:c="10"/>found = 1;</text:p>
      <text:p text:style-name="P29"><text:s text:c="8"/>search = search_node;</text:p>
      <text:p text:style-name="P29"><text:s text:c="8"/>search_node = (key &gt;= search_node-&gt;key) ? search_node-&gt;right : search_node-&gt;left;</text:p>
      <text:p text:style-name="P29"><text:s text:c="2"/>}</text:p>
      <text:p text:style-name="P29"/>
      <text:p text:style-name="P29"><text:soft-page-break/><text:s text:c="2"/>return found;</text:p>
      <text:p text:style-name="P29">}</text:p>
      <text:p text:style-name="P29"/>
      <text:p text:style-name="P29">bool RB::insert(int key)</text:p>
      <text:p text:style-name="P29">{</text:p>
      <text:p text:style-name="P29"><text:s text:c="2"/>Node* node;</text:p>
      <text:p text:style-name="P29"/>
      <text:p text:style-name="P29"><text:s text:c="2"/>if( root == 0 ) { // Если дерево пустое</text:p>
      <text:p text:style-name="P29"><text:s text:c="8"/>root = new Node(key);</text:p>
      <text:p text:style-name="P29"><text:s text:c="8"/>sequence = root;</text:p>
      <text:p text:style-name="P29"><text:s text:c="8"/>sequence_end = root;</text:p>
      <text:p text:style-name="P29"><text:s text:c="8"/>if( root != 0 ) {</text:p>
      <text:p text:style-name="P29"><text:s text:c="10"/>count = 1;</text:p>
      <text:p text:style-name="P29"><text:s text:c="10"/>root-&gt;color = 1; // узел - черный (свойство 2)</text:p>
      <text:p text:style-name="P29"><text:s text:c="10"/>return 1;</text:p>
      <text:p text:style-name="P29"><text:s text:c="8"/>}</text:p>
      <text:p text:style-name="P29"><text:s text:c="8"/>return 0;</text:p>
      <text:p text:style-name="P29"><text:s text:c="2"/>}</text:p>
      <text:p text:style-name="P29"><text:s text:c="2"/>else { // Дерево не пустое | node = последний не пустой узел</text:p>
      <text:p text:style-name="P29"><text:s text:c="8"/>bs_find(node, key);</text:p>
      <text:p text:style-name="P29"><text:s text:c="8"/>if( key &gt;= node-&gt;key ) { // Ключ больше родителя </text:p>
      <text:p text:style-name="P29"><text:s text:c="10"/>node-&gt;right = new Node(key, node, sequence_end);</text:p>
      <text:p text:style-name="P29"><text:s text:c="10"/>sequence_end-&gt;s_next = node-&gt;right;</text:p>
      <text:p text:style-name="P29"><text:s text:c="10"/>sequence_end = node-&gt;right;</text:p>
      <text:p text:style-name="P29"><text:s text:c="10"/>if( node-&gt;right == 0 )</text:p>
      <text:p text:style-name="P29"><text:s text:c="16"/>return 0;</text:p>
      <text:p text:style-name="P29"><text:s text:c="10"/>count++;</text:p>
      <text:p text:style-name="P29"><text:s text:c="10"/>node-&gt;right-&gt;color = 0;</text:p>
      <text:p text:style-name="P29"><text:s text:c="10"/>fix(node-&gt;right); // балансировка после вставки</text:p>
      <text:p text:style-name="P29"><text:s text:c="10"/>return 1;</text:p>
      <text:p text:style-name="P29"><text:s text:c="8"/>}</text:p>
      <text:p text:style-name="P29"><text:s text:c="8"/>else { // Ключ меньше родительского</text:p>
      <text:p text:style-name="P29"><text:s text:c="10"/>node-&gt;left = new Node(key, node, sequence_end);</text:p>
      <text:p text:style-name="P29"><text:s text:c="10"/>sequence_end-&gt;s_next = node-&gt;left;</text:p>
      <text:p text:style-name="P29"><text:s text:c="10"/>sequence_end = node-&gt;left;</text:p>
      <text:p text:style-name="P29"><text:s text:c="10"/>if( node-&gt;left == 0 )</text:p>
      <text:p text:style-name="P29"><text:s text:c="16"/>return 0;</text:p>
      <text:p text:style-name="P29"><text:s text:c="10"/>count++;</text:p>
      <text:p text:style-name="P29"><text:s text:c="10"/>node-&gt;left-&gt;color = 0;</text:p>
      <text:p text:style-name="P29"><text:s text:c="10"/>fix(node-&gt;left); // балансировка после вставки</text:p>
      <text:p text:style-name="P29"><text:s text:c="10"/>return 1;</text:p>
      <text:p text:style-name="P29"><text:soft-page-break/><text:s text:c="8"/>}</text:p>
      <text:p text:style-name="P29"><text:s text:c="2"/>}</text:p>
      <text:p text:style-name="P29"><text:s text:c="2"/>return 1; // Узел с таким ключем уже существует</text:p>
      <text:p text:style-name="P29">}</text:p>
      <text:p text:style-name="P29"/>
      <text:p text:style-name="P29">void RB::fix(Node* N) // балансировка дерева после вставки</text:p>
      <text:p text:style-name="P29">{</text:p>
      <text:p text:style-name="P29"><text:s text:c="2"/>while( N-&gt;parent != 0 &amp;&amp; N-&gt;parent-&gt;color == 0 ) {</text:p>
      <text:p text:style-name="P29"><text:s text:c="8"/>Node* P = N-&gt;parent;</text:p>
      <text:p text:style-name="P29"><text:s text:c="8"/>Node* G = RB::grandparent(N);</text:p>
      <text:p text:style-name="P29"><text:s text:c="8"/>Node* U = RB::uncle(N);</text:p>
      <text:p text:style-name="P29"/>
      <text:p text:style-name="P29"><text:s text:c="8"/>if( P == G-&gt;left ) {</text:p>
      <text:p text:style-name="P29"><text:s text:c="10"/>if( U != 0 &amp;&amp; U-&gt;color == 0 ) {</text:p>
      <text:p text:style-name="P29"><text:s text:c="16"/>P-&gt;color = 1;</text:p>
      <text:p text:style-name="P29"><text:s text:c="16"/>U-&gt;color = 1;</text:p>
      <text:p text:style-name="P29"><text:s text:c="16"/>G-&gt;color = 0;</text:p>
      <text:p text:style-name="P29"><text:s text:c="16"/>N = G;</text:p>
      <text:p text:style-name="P29"><text:s text:c="10"/>}</text:p>
      <text:p text:style-name="P29"><text:s text:c="10"/>else {</text:p>
      <text:p text:style-name="P29"><text:s text:c="16"/>if( N == P-&gt;right ) {</text:p>
      <text:p text:style-name="P29"><text:s text:c="18"/>N = P;</text:p>
      <text:p text:style-name="P29"><text:s text:c="18"/>this-&gt;rotate_left(N);</text:p>
      <text:p text:style-name="P29"><text:s text:c="18"/>P = N-&gt;parent;</text:p>
      <text:p text:style-name="P29"><text:s text:c="16"/>}</text:p>
      <text:p text:style-name="P29"><text:s text:c="16"/>P-&gt;color = 1;</text:p>
      <text:p text:style-name="P29"><text:s text:c="16"/>G-&gt;color = 0;</text:p>
      <text:p text:style-name="P29"><text:s text:c="16"/>this-&gt;rotate_right(G);</text:p>
      <text:p text:style-name="P29"><text:s text:c="16"/>if( G == this-&gt;root )</text:p>
      <text:p text:style-name="P29"><text:s text:c="18"/>this-&gt;root = P;</text:p>
      <text:p text:style-name="P29"><text:s text:c="10"/>}</text:p>
      <text:p text:style-name="P29"><text:s text:c="8"/>}</text:p>
      <text:p text:style-name="P29"><text:s text:c="8"/>else {</text:p>
      <text:p text:style-name="P29"><text:s text:c="10"/>if( U != 0 &amp;&amp; U-&gt;color == 0 ) {</text:p>
      <text:p text:style-name="P29"><text:s text:c="16"/>P-&gt;color = 1;</text:p>
      <text:p text:style-name="P29"><text:s text:c="16"/>U-&gt;color = 1;</text:p>
      <text:p text:style-name="P29"><text:s text:c="16"/>G-&gt;color = 0;</text:p>
      <text:p text:style-name="P29"><text:s text:c="16"/>N = G;</text:p>
      <text:p text:style-name="P29"><text:s text:c="10"/>}</text:p>
      <text:p text:style-name="P29"><text:s text:c="10"/>else {</text:p>
      <text:p text:style-name="P29"><text:s text:c="16"/>if( N == P-&gt;left ) {</text:p>
      <text:p text:style-name="P29"><text:soft-page-break/><text:s text:c="18"/>N = P;</text:p>
      <text:p text:style-name="P29"><text:s text:c="18"/>this-&gt;rotate_right(N);</text:p>
      <text:p text:style-name="P29"><text:s text:c="18"/>P = N-&gt;parent;</text:p>
      <text:p text:style-name="P29"><text:s text:c="16"/>}</text:p>
      <text:p text:style-name="P29"><text:s text:c="16"/>P-&gt;color = 1;</text:p>
      <text:p text:style-name="P29"><text:s text:c="16"/>G-&gt;color = 0;</text:p>
      <text:p text:style-name="P29"><text:s text:c="16"/>this-&gt;rotate_left(G);</text:p>
      <text:p text:style-name="P29"><text:s text:c="16"/>if( G == this-&gt;root )</text:p>
      <text:p text:style-name="P29"><text:s text:c="18"/>this-&gt;root = P;</text:p>
      <text:p text:style-name="P29"><text:s text:c="10"/>}</text:p>
      <text:p text:style-name="P29"><text:s text:c="8"/>}</text:p>
      <text:p text:style-name="P29"><text:s text:c="2"/>}</text:p>
      <text:p text:style-name="P29"><text:s text:c="2"/>this-&gt;root-&gt;color = 1;</text:p>
      <text:p text:style-name="P29">}</text:p>
      <text:p text:style-name="P29"/>
      <text:p text:style-name="P29"/>
      <text:p text:style-name="P29"/>
      <text:p text:style-name="P29">bool RB::remove_fix(Node* N) // балансировка дерева после удаления</text:p>
      <text:p text:style-name="P29">{</text:p>
      <text:p text:style-name="P29"><text:s text:c="2"/>while (N-&gt;parent != 0 &amp;&amp; N-&gt;color == 1) {</text:p>
      <text:p text:style-name="P29"><text:s text:c="8"/>if( N == N-&gt;parent-&gt;left ) {</text:p>
      <text:p text:style-name="P29"><text:s text:c="10"/>// D == 1</text:p>
      <text:p text:style-name="P29"><text:s text:c="10"/>Node *w = N-&gt;parent-&gt;right; <text:s text:c="10"/>//right</text:p>
      <text:p text:style-name="P29"><text:s text:c="10"/>if (w-&gt;color == 0) {</text:p>
      <text:p text:style-name="P29"><text:s text:c="16"/>w-&gt;color = 1;</text:p>
      <text:p text:style-name="P29"><text:s text:c="16"/>N-&gt;parent-&gt;color = 0;</text:p>
      <text:p text:style-name="P29"><text:s text:c="16"/>this-&gt;rotate_left(N-&gt;parent); <text:s text:c="2"/>//left</text:p>
      <text:p text:style-name="P29"><text:s text:c="16"/>w = N-&gt;parent-&gt;right; <text:s text:c="10"/>//right</text:p>
      <text:p text:style-name="P29"><text:s text:c="10"/>}</text:p>
      <text:p text:style-name="P29"><text:s text:c="10"/>if (w-&gt;left-&gt;color == 1 &amp;&amp; w-&gt;right-&gt;color == 1) {</text:p>
      <text:p text:style-name="P29"><text:s text:c="16"/>w-&gt;color = 0;</text:p>
      <text:p text:style-name="P29"><text:s text:c="16"/>N = N-&gt;parent;</text:p>
      <text:p text:style-name="P29"><text:s text:c="10"/>}</text:p>
      <text:p text:style-name="P29"><text:s text:c="10"/>else {</text:p>
      <text:p text:style-name="P29"><text:s text:c="16"/>if (w-&gt;right-&gt;color == 1) { <text:s text:c="4"/>//right</text:p>
      <text:p text:style-name="P29"><text:s text:c="18"/>w-&gt;left-&gt;color = 1; <text:s text:c="2"/>//left</text:p>
      <text:p text:style-name="P29"><text:s text:c="18"/>w-&gt;color = 0;</text:p>
      <text:p text:style-name="P29"><text:s text:c="18"/>this-&gt;rotate_right(w);</text:p>
      <text:p text:style-name="P29"><text:s text:c="18"/>w = N-&gt;parent-&gt;right; <text:s text:c="8"/>//right</text:p>
      <text:p text:style-name="P29"><text:s text:c="16"/>}</text:p>
      <text:p text:style-name="P29"><text:s text:c="16"/>w-&gt;color = N-&gt;parent-&gt;color;</text:p>
      <text:p text:style-name="P29"><text:soft-page-break/><text:s text:c="16"/>N-&gt;parent-&gt;color = 1;</text:p>
      <text:p text:style-name="P29"><text:s text:c="16"/>w-&gt;right-&gt;color = 1; <text:s text:c="11"/>//right</text:p>
      <text:p text:style-name="P29"><text:s text:c="16"/>this-&gt;rotate_left(N-&gt;parent);</text:p>
      <text:p text:style-name="P29"><text:s text:c="16"/>N = root;</text:p>
      <text:p text:style-name="P29"><text:s text:c="10"/>}</text:p>
      <text:p text:style-name="P29"><text:s text:c="8"/>}</text:p>
      <text:p text:style-name="P29"><text:s text:c="8"/>else {</text:p>
      <text:p text:style-name="P29"><text:s text:c="10"/>// D == 0</text:p>
      <text:p text:style-name="P29"><text:s text:c="10"/>Node *w = N-&gt;parent-&gt;left; <text:s text:c="11"/>//left</text:p>
      <text:p text:style-name="P29"><text:s text:c="10"/>if (w-&gt;color == 0) {</text:p>
      <text:p text:style-name="P29"><text:s text:c="16"/>w-&gt;color = 1;</text:p>
      <text:p text:style-name="P29"><text:s text:c="16"/>N-&gt;parent-&gt;color = 0;</text:p>
      <text:p text:style-name="P29"><text:s text:c="16"/>this-&gt;rotate_right(N-&gt;parent);</text:p>
      <text:p text:style-name="P29"><text:s text:c="16"/>w = N-&gt;parent-&gt;left; <text:s text:c="11"/>//left</text:p>
      <text:p text:style-name="P29"><text:s text:c="10"/>}</text:p>
      <text:p text:style-name="P29"><text:s text:c="10"/>if (w-&gt;left-&gt;color == 1 &amp;&amp; w-&gt;right-&gt;color == 1) {</text:p>
      <text:p text:style-name="P29"><text:s text:c="16"/>w-&gt;color = 0;</text:p>
      <text:p text:style-name="P29"><text:s text:c="16"/>N = N-&gt;parent;</text:p>
      <text:p text:style-name="P29"><text:s text:c="10"/>}</text:p>
      <text:p text:style-name="P29"><text:s text:c="10"/>else {</text:p>
      <text:p text:style-name="P29"><text:s text:c="16"/>if (w-&gt;left-&gt;color == 1) { <text:s text:c="5"/>//left</text:p>
      <text:p text:style-name="P29"><text:s text:c="18"/>w-&gt;right-&gt;color = 1; <text:s/>//right</text:p>
      <text:p text:style-name="P29"><text:s text:c="18"/>w-&gt;color = 0;</text:p>
      <text:p text:style-name="P29"><text:s text:c="18"/>this-&gt;rotate_left(w);</text:p>
      <text:p text:style-name="P29"><text:s text:c="18"/>w = N-&gt;parent-&gt;left; <text:s text:c="9"/>//left</text:p>
      <text:p text:style-name="P29"><text:s text:c="16"/>}</text:p>
      <text:p text:style-name="P29"><text:s text:c="16"/>w-&gt;color = N-&gt;parent-&gt;color;</text:p>
      <text:p text:style-name="P29"><text:s text:c="16"/>N-&gt;parent-&gt;color = 1;</text:p>
      <text:p text:style-name="P29"><text:s text:c="16"/>w-&gt;left-&gt;color = 1; <text:s text:c="12"/>//left</text:p>
      <text:p text:style-name="P29"><text:s text:c="16"/>this-&gt;rotate_right(N-&gt;parent);</text:p>
      <text:p text:style-name="P29"><text:s text:c="16"/>N = root;</text:p>
      <text:p text:style-name="P29"><text:s text:c="10"/>}</text:p>
      <text:p text:style-name="P29"><text:s text:c="8"/>}</text:p>
      <text:p text:style-name="P29"><text:s text:c="2"/>}</text:p>
      <text:p text:style-name="P29"><text:s text:c="2"/>N-&gt;color = 1;</text:p>
      <text:p text:style-name="P29">}</text:p>
      <text:p text:style-name="P29"/>
      <text:p text:style-name="P29">bool RB::remove(int key)</text:p>
      <text:p text:style-name="P29">{</text:p>
      <text:p text:style-name="P29"><text:s text:c="2"/>Node* search_node;</text:p>
      <text:p text:style-name="P29"><text:s text:c="2"/>Node *tmp_node;</text:p>
      <text:p text:style-name="P29"><text:soft-page-break/><text:s text:c="2"/>if( this-&gt;bs_find(search_node, key) == 1) { // узел с ключем key существует | search_node = узел с ключем key</text:p>
      <text:p text:style-name="P29"><text:s text:c="8"/>/* Случаи:</text:p>
      <text:p text:style-name="P29"><text:s text:c="11"/>0) удаляем корень</text:p>
      <text:p text:style-name="P29"><text:s text:c="11"/>1) нету дочерних узлов</text:p>
      <text:p text:style-name="P29"><text:s text:c="11"/>2) один дочерний узел</text:p>
      <text:p text:style-name="P29"><text:s text:c="11"/>3) два дочерних узла</text:p>
      <text:p text:style-name="P29"><text:s text:c="11"/>1. левый узел правого поддерева отсутствует</text:p>
      <text:p text:style-name="P29"><text:s text:c="11"/>2. левый узел правого поддерева присутствует</text:p>
      <text:p text:style-name="P29"><text:s text:c="8"/>*/</text:p>
      <text:p text:style-name="P29"/>
      <text:p text:style-name="P29"><text:s text:c="8"/>if( search_node-&gt;parent == 0 ) { // (0)</text:p>
      <text:p text:style-name="P29"><text:s text:c="10"/>tmp_node = ( search_node-&gt;right != 0 ) ? search_node-&gt;right : search_node-&gt;left;</text:p>
      <text:p text:style-name="P29"/>
      <text:p text:style-name="P29"><text:s text:c="10"/>if( tmp_node == 0 ) { // корень - последний узел</text:p>
      <text:p text:style-name="P29"><text:s text:c="16"/>this-&gt;count = 0;</text:p>
      <text:p text:style-name="P29"><text:s text:c="16"/>delete search_node;</text:p>
      <text:p text:style-name="P29"><text:s text:c="16"/>return 1;</text:p>
      <text:p text:style-name="P29"><text:s text:c="10"/>}</text:p>
      <text:p text:style-name="P29"/>
      <text:p text:style-name="P29"><text:s text:c="10"/>search_node-&gt;key = tmp_node-&gt;key;</text:p>
      <text:p text:style-name="P29"><text:s text:c="10"/>search_node-&gt;left = tmp_node-&gt;left;</text:p>
      <text:p text:style-name="P29"><text:s text:c="10"/>search_node-&gt;right = tmp_node-&gt;right;</text:p>
      <text:p text:style-name="P29"/>
      <text:p text:style-name="P29"/>
      <text:p text:style-name="P29"><text:s text:c="10"/>if( tmp_node-&gt;color == 1 )</text:p>
      <text:p text:style-name="P29"><text:s text:c="16"/>remove_fix(search_node);</text:p>
      <text:p text:style-name="P29"/>
      <text:p text:style-name="P29"><text:s text:c="10"/>delete tmp_node;</text:p>
      <text:p text:style-name="P29"><text:s text:c="10"/>// remove-fixup</text:p>
      <text:p text:style-name="P29"><text:s text:c="8"/>}</text:p>
      <text:p text:style-name="P29"><text:s text:c="8"/>if( search_node-&gt;left == 0 &amp;&amp; search_node-&gt;right == 0 ) { // (1)</text:p>
      <text:p text:style-name="P29"><text:s text:c="10"/>if( search_node-&gt;key &gt; search_node-&gt;parent-&gt;key )</text:p>
      <text:p text:style-name="P29"><text:s text:c="16"/>search_node-&gt;parent-&gt;right = 0;</text:p>
      <text:p text:style-name="P29"><text:s text:c="10"/>else</text:p>
      <text:p text:style-name="P29"><text:s text:c="16"/>search_node-&gt;parent-&gt;left = 0;</text:p>
      <text:p text:style-name="P29"/>
      <text:p text:style-name="P29"><text:s text:c="10"/>delete search_node;</text:p>
      <text:p text:style-name="P29"><text:s text:c="8"/>}</text:p>
      <text:p text:style-name="P29"><text:s text:c="8"/>else if( search_node-&gt;left != 0 &amp;&amp; search_node-&gt;right != 0 ) { // (3)</text:p>
      <text:p text:style-name="P29"><text:soft-page-break/><text:s text:c="10"/>if( search_node-&gt;right-&gt;left == 0 ) { // левый узел правого поддерева отсутствует</text:p>
      <text:p text:style-name="P29"><text:s text:c="16"/>tmp_node = search_node-&gt;right;</text:p>
      <text:p text:style-name="P29"/>
      <text:p text:style-name="P29"><text:s text:c="16"/>search_node-&gt;key = tmp_node-&gt;key;</text:p>
      <text:p text:style-name="P29"><text:s text:c="16"/>search_node-&gt;right = tmp_node-&gt;right;</text:p>
      <text:p text:style-name="P29"><text:s text:c="10"/>}</text:p>
      <text:p text:style-name="P29"><text:s text:c="10"/>else {</text:p>
      <text:p text:style-name="P29"><text:s text:c="16"/>tmp_node = search_node-&gt;right-&gt;left;</text:p>
      <text:p text:style-name="P29"/>
      <text:p text:style-name="P29"><text:s text:c="16"/>// ищем самый левый узел правого поддерева</text:p>
      <text:p text:style-name="P29"><text:s text:c="16"/>while( tmp_node-&gt;left != 0 )</text:p>
      <text:p text:style-name="P29"><text:s text:c="18"/>tmp_node = tmp_node-&gt;left;</text:p>
      <text:p text:style-name="P29"/>
      <text:p text:style-name="P29"><text:s text:c="16"/>tmp_node-&gt;parent-&gt;left = 0;</text:p>
      <text:p text:style-name="P29"/>
      <text:p text:style-name="P29"><text:s text:c="16"/>search_node-&gt;key = tmp_node-&gt;key;</text:p>
      <text:p text:style-name="P29"><text:s text:c="10"/>}</text:p>
      <text:p text:style-name="P29"/>
      <text:p text:style-name="P29"><text:s text:c="10"/>delete tmp_node;</text:p>
      <text:p text:style-name="P29"><text:s text:c="10"/>// remove-fixup</text:p>
      <text:p text:style-name="P29"><text:s text:c="8"/>}</text:p>
      <text:p text:style-name="P29"><text:s text:c="8"/>else { // (2)</text:p>
      <text:p text:style-name="P29"><text:s text:c="10"/>if( search_node-&gt;right != 0 )</text:p>
      <text:p text:style-name="P29"><text:s text:c="16"/>tmp_node = search_node-&gt;right;</text:p>
      <text:p text:style-name="P29"><text:s text:c="10"/>else</text:p>
      <text:p text:style-name="P29"><text:s text:c="16"/>tmp_node = search_node-&gt;left;</text:p>
      <text:p text:style-name="P29"/>
      <text:p text:style-name="P29"><text:s text:c="10"/>search_node-&gt;key = tmp_node-&gt;key;</text:p>
      <text:p text:style-name="P29"><text:s text:c="10"/>search_node-&gt;left = tmp_node-&gt;left;</text:p>
      <text:p text:style-name="P29"><text:s text:c="10"/>search_node-&gt;right = tmp_node-&gt;right;</text:p>
      <text:p text:style-name="P29"/>
      <text:p text:style-name="P29"><text:s text:c="10"/>delete tmp_node;</text:p>
      <text:p text:style-name="P29"><text:s text:c="10"/>// remove-fixup</text:p>
      <text:p text:style-name="P29"><text:s text:c="8"/>}</text:p>
      <text:p text:style-name="P29"/>
      <text:p text:style-name="P29"><text:s text:c="8"/>count--;</text:p>
      <text:p text:style-name="P29"><text:s text:c="8"/>return 1;</text:p>
      <text:p text:style-name="P29"><text:s text:c="2"/>}</text:p>
      <text:p text:style-name="P29"/>
      <text:p text:style-name="P29"><text:s text:c="2"/>return 0;</text:p>
      <text:p text:style-name="P29"><text:soft-page-break/>}</text:p>
      <text:p text:style-name="P29"/>
      <text:p text:style-name="P29">bool RB::find(int key)</text:p>
      <text:p text:style-name="P29">{</text:p>
      <text:p text:style-name="P29"><text:s text:c="2"/>static Node* node; // static чтобы в стеке места не занимала при каждом вызове</text:p>
      <text:p text:style-name="P29"><text:s text:c="2"/>return bs_find(node, key);</text:p>
      <text:p text:style-name="P29">}</text:p>
      <text:p text:style-name="P29"/>
      <text:p text:style-name="P29">void RB::printnode(int key, int h)</text:p>
      <text:p text:style-name="P29">{</text:p>
      <text:p text:style-name="P29"><text:s text:c="2"/>for (int i = 0; i &lt; h; i++)</text:p>
      <text:p text:style-name="P29"><text:s text:c="8"/>std::cout &lt;&lt; "\t";</text:p>
      <text:p text:style-name="P29"><text:s text:c="2"/>std::cout &lt;&lt; key &lt;&lt; std::endl;</text:p>
      <text:p text:style-name="P29">}</text:p>
      <text:p text:style-name="P29"/>
      <text:p text:style-name="P29">void RB::show(Node* node, int h)</text:p>
      <text:p text:style-name="P29">{</text:p>
      <text:p text:style-name="P29"><text:s text:c="2"/>if (node == 0) return;</text:p>
      <text:p text:style-name="P29"><text:s text:c="2"/>show(node-&gt;right, h+1);</text:p>
      <text:p text:style-name="P29"><text:s text:c="2"/>printnode(node-&gt;key, h);</text:p>
      <text:p text:style-name="P29"><text:s text:c="2"/>show(node-&gt;left, h+1);</text:p>
      <text:p text:style-name="P29">}</text:p>
      <text:p text:style-name="P29"/>
      <text:p text:style-name="P29">void RB::print()</text:p>
      <text:p text:style-name="P29">{</text:p>
      <text:p text:style-name="P29"><text:s text:c="2"/>cout &lt;&lt; "Tree " &lt;&lt; name &lt;&lt; ":" &lt;&lt; endl;</text:p>
      <text:p text:style-name="P29"><text:s text:c="2"/>show(this-&gt;root, 0);</text:p>
      <text:p text:style-name="P29"><text:s text:c="2"/>cout &lt;&lt; endl;</text:p>
      <text:p text:style-name="P29">}</text:p>
      <text:p text:style-name="P29"/>
      <text:p text:style-name="P29">Node* RB::uncle(Node* node)</text:p>
      <text:p text:style-name="P29">{</text:p>
      <text:p text:style-name="P29"><text:s text:c="2"/>if( node-&gt;parent != 0 ) {</text:p>
      <text:p text:style-name="P29"><text:s text:c="8"/>if( node-&gt;parent-&gt;parent != 0 ) {</text:p>
      <text:p text:style-name="P29"><text:s text:c="10"/>if( node-&gt;parent-&gt;parent-&gt;left == node-&gt;parent ) {</text:p>
      <text:p text:style-name="P29"><text:s text:c="16"/>return node-&gt;parent-&gt;parent-&gt;right;</text:p>
      <text:p text:style-name="P29"><text:s text:c="10"/>}</text:p>
      <text:p text:style-name="P29"><text:s text:c="10"/>else {</text:p>
      <text:p text:style-name="P29"><text:s text:c="16"/>return node-&gt;parent-&gt;parent-&gt;left;</text:p>
      <text:p text:style-name="P29"><text:s text:c="10"/>}</text:p>
      <text:p text:style-name="P29"><text:s text:c="8"/>}</text:p>
      <text:p text:style-name="P29"><text:soft-page-break/><text:s text:c="2"/>}</text:p>
      <text:p text:style-name="P29"/>
      <text:p text:style-name="P29"><text:s text:c="2"/>return 0;</text:p>
      <text:p text:style-name="P29">}</text:p>
      <text:p text:style-name="P29"/>
      <text:p text:style-name="P29">Node* RB::grandparent(Node* node)</text:p>
      <text:p text:style-name="P29">{</text:p>
      <text:p text:style-name="P29"><text:s text:c="2"/>if( node-&gt;parent != 0 ) {</text:p>
      <text:p text:style-name="P29"><text:s text:c="8"/>if( node-&gt;parent-&gt;parent != 0 ) {</text:p>
      <text:p text:style-name="P29"><text:s text:c="10"/>return node-&gt;parent-&gt;parent;</text:p>
      <text:p text:style-name="P29"><text:s text:c="8"/>}</text:p>
      <text:p text:style-name="P29"><text:s text:c="2"/>}</text:p>
      <text:p text:style-name="P29"/>
      <text:p text:style-name="P29"><text:s text:c="2"/>return 0;</text:p>
      <text:p text:style-name="P29">}</text:p>
      <text:p text:style-name="P29"/>
      <text:p text:style-name="P29">Node* RB::sibling(Node* node)</text:p>
      <text:p text:style-name="P29">{</text:p>
      <text:p text:style-name="P29"><text:s text:c="2"/>if( node-&gt;parent != 0 ) {</text:p>
      <text:p text:style-name="P29"><text:s text:c="8"/>if( node == node-&gt;parent-&gt;right ) {</text:p>
      <text:p text:style-name="P29"><text:s text:c="10"/>return node-&gt;parent-&gt;left;</text:p>
      <text:p text:style-name="P29"><text:s text:c="8"/>}</text:p>
      <text:p text:style-name="P29"><text:s text:c="8"/>else {</text:p>
      <text:p text:style-name="P29"><text:s text:c="10"/>return node-&gt;parent-&gt;right;</text:p>
      <text:p text:style-name="P29"><text:s text:c="8"/>}</text:p>
      <text:p text:style-name="P29"><text:s text:c="2"/>}</text:p>
      <text:p text:style-name="P29"/>
      <text:p text:style-name="P29"><text:s text:c="2"/>return 0;</text:p>
      <text:p text:style-name="P29">}</text:p>
      <text:p text:style-name="P29"/>
      <text:p text:style-name="P29">void RB::rotate_left(Node* n)</text:p>
      <text:p text:style-name="P29">{</text:p>
      <text:p text:style-name="P29"><text:s text:c="2"/>Node* pivot = n-&gt;right;</text:p>
      <text:p text:style-name="P29"/>
      <text:p text:style-name="P29"><text:s text:c="2"/>pivot-&gt;parent = n-&gt;parent;</text:p>
      <text:p text:style-name="P29"><text:s text:c="2"/>if (n-&gt;parent != 0) {</text:p>
      <text:p text:style-name="P29"><text:s text:c="8"/>if (n-&gt;parent-&gt;left==n)</text:p>
      <text:p text:style-name="P29"><text:s text:c="10"/>n-&gt;parent-&gt;left = pivot;</text:p>
      <text:p text:style-name="P29"><text:s text:c="8"/>else</text:p>
      <text:p text:style-name="P29"><text:s text:c="10"/>n-&gt;parent-&gt;right = pivot;</text:p>
      <text:p text:style-name="P29"><text:s text:c="2"/>}</text:p>
      <text:p text:style-name="P29"><text:soft-page-break/></text:p>
      <text:p text:style-name="P29"><text:s text:c="2"/>n-&gt;right = pivot-&gt;left;</text:p>
      <text:p text:style-name="P29"><text:s text:c="2"/>if (pivot-&gt;left != 0)</text:p>
      <text:p text:style-name="P29"><text:s text:c="8"/>pivot-&gt;left-&gt;parent = n;</text:p>
      <text:p text:style-name="P29"/>
      <text:p text:style-name="P29"><text:s text:c="2"/>n-&gt;parent = pivot;</text:p>
      <text:p text:style-name="P29"><text:s text:c="2"/>pivot-&gt;left = n;</text:p>
      <text:p text:style-name="P29">}</text:p>
      <text:p text:style-name="P29"/>
      <text:p text:style-name="P29">void RB::rotate_right(Node* n)</text:p>
      <text:p text:style-name="P29">{</text:p>
      <text:p text:style-name="P29"><text:s text:c="2"/>Node* pivot = n-&gt;left;</text:p>
      <text:p text:style-name="P29"/>
      <text:p text:style-name="P29"><text:s text:c="2"/>pivot-&gt;parent = n-&gt;parent;</text:p>
      <text:p text:style-name="P29"><text:s text:c="2"/>if (n-&gt;parent != 0) {</text:p>
      <text:p text:style-name="P29"><text:s text:c="8"/>if (n-&gt;parent-&gt;left==n)</text:p>
      <text:p text:style-name="P29"><text:s text:c="10"/>n-&gt;parent-&gt;left = pivot;</text:p>
      <text:p text:style-name="P29"><text:s text:c="8"/>else</text:p>
      <text:p text:style-name="P29"><text:s text:c="10"/>n-&gt;parent-&gt;right = pivot;</text:p>
      <text:p text:style-name="P29"><text:s text:c="2"/>}</text:p>
      <text:p text:style-name="P29"/>
      <text:p text:style-name="P29"><text:s text:c="2"/>n-&gt;left = pivot-&gt;right;</text:p>
      <text:p text:style-name="P29"><text:s text:c="2"/>if (pivot-&gt;right != 0)</text:p>
      <text:p text:style-name="P29"><text:s text:c="8"/>pivot-&gt;right-&gt;parent = n;</text:p>
      <text:p text:style-name="P29"/>
      <text:p text:style-name="P29"><text:s text:c="2"/>n-&gt;parent = pivot;</text:p>
      <text:p text:style-name="P29"><text:s text:c="2"/>pivot-&gt;right = n;</text:p>
      <text:p text:style-name="P29">}</text:p>
      <text:p text:style-name="P29"/>
      <text:p text:style-name="P29">int RB::get_current_value (){</text:p>
      <text:p text:style-name="P29"><text:s text:c="2"/>if (current != 0)</text:p>
      <text:p text:style-name="P29"><text:s text:c="4"/>return current-&gt;key;</text:p>
      <text:p text:style-name="P29">}</text:p>
      <text:p text:style-name="P29"/>
      <text:p text:style-name="P29">bool RB::pop (){</text:p>
      <text:p text:style-name="P29"><text:s text:c="2"/>if (root == 0) // дерево пусто</text:p>
      <text:p text:style-name="P29"><text:s text:c="4"/>return false;</text:p>
      <text:p text:style-name="P29"><text:s text:c="2"/></text:p>
      <text:p text:style-name="P29"><text:s text:c="2"/>if (current == 0){</text:p>
      <text:p text:style-name="P29"><text:s text:c="4"/>// ищём самый левый и нижний узел (лист)</text:p>
      <text:p text:style-name="P29"><text:soft-page-break/><text:s text:c="4"/>// идём в цикле от корня, выбирая каждый раз левого потомка, как только его не окажется - мы нашли самый левый и нижний узел (лист)</text:p>
      <text:p text:style-name="P29"><text:s text:c="4"/>current = root;</text:p>
      <text:p text:style-name="P29"><text:s text:c="4"/></text:p>
      <text:p text:style-name="P29"><text:s text:c="4"/>while (current-&gt;left != 0){</text:p>
      <text:p text:style-name="P29"><text:s text:c="6"/>current = current-&gt;left;</text:p>
      <text:p text:style-name="P29"><text:s text:c="4"/>}</text:p>
      <text:p text:style-name="P29"><text:s text:c="4"/>end=0;</text:p>
      <text:p text:style-name="P29"><text:s text:c="4"/>return true;</text:p>
      <text:p text:style-name="P29"><text:s text:c="2"/>}else{</text:p>
      <text:p text:style-name="P29"><text:s text:c="4"/>// если есть правый потомок - спускаемся в него и ищём там самый левый узел (лист)</text:p>
      <text:p text:style-name="P29"><text:s text:c="4"/>if (current-&gt;right != 0){</text:p>
      <text:p text:style-name="P29"><text:s text:c="6"/>current = current-&gt;right;</text:p>
      <text:p text:style-name="P29"><text:s text:c="6"/>while (current-&gt;left != 0){</text:p>
      <text:p text:style-name="P29"><text:s text:c="16"/>current = current-&gt;left;</text:p>
      <text:p text:style-name="P29"><text:s text:c="6"/>}</text:p>
      <text:p text:style-name="P29"><text:s text:c="6"/>end=0;</text:p>
      <text:p text:style-name="P29"><text:s text:c="6"/>return true;</text:p>
      <text:p text:style-name="P29"><text:s text:c="4"/>}else if(current-&gt;parent !=0){ // иначе, если есть родитель, поднимаемся вверх, пока не встретим родителя с key &gt; key текущего</text:p>
      <text:p text:style-name="P29"><text:s text:c="6"/>int key = current-&gt;key;</text:p>
      <text:p text:style-name="P29"><text:s text:c="6"/>Node* current_cpy = current;</text:p>
      <text:p text:style-name="P29"><text:s text:c="6"/>current = current-&gt;parent;</text:p>
      <text:p text:style-name="P29"><text:s text:c="6"/>while (current-&gt;key &lt; key){</text:p>
      <text:p text:style-name="P29"><text:s text:c="16"/>current = current-&gt;parent;</text:p>
      <text:p text:style-name="P29"><text:s text:c="16"/>if (current == 0){</text:p>
      <text:p text:style-name="P29"><text:s text:c="18"/>current = current_cpy; // не теряем последний элемент</text:p>
      <text:p text:style-name="P29"><text:s text:c="18"/>end = 1;</text:p>
      <text:p text:style-name="P29"><text:s text:c="18"/>return false; // цэ был последний элемент в дереве</text:p>
      <text:p text:style-name="P29"><text:s text:c="16"/>}</text:p>
      <text:p text:style-name="P29"><text:s text:c="6"/>}</text:p>
      <text:p text:style-name="P29"><text:s text:c="6"/>end=0;</text:p>
      <text:p text:style-name="P29"><text:s text:c="6"/>return true;</text:p>
      <text:p text:style-name="P29"><text:s text:c="4"/>}else{</text:p>
      <text:p text:style-name="P29"><text:s text:c="6"/>end = 1;</text:p>
      <text:p text:style-name="P29"><text:s text:c="6"/>return false; // мы находимся в корне, правого поддерева нет</text:p>
      <text:p text:style-name="P29"><text:s text:c="4"/>}</text:p>
      <text:p text:style-name="P29"><text:s text:c="2"/>}</text:p>
      <text:p text:style-name="P29">}</text:p>
      <text:p text:style-name="P29"/>
      <text:p text:style-name="P29"><text:soft-page-break/>bool RB::is_end (){</text:p>
      <text:p text:style-name="P29"><text:s text:c="2"/>if (root == 0)</text:p>
      <text:p text:style-name="P29"><text:s text:c="4"/>return true;</text:p>
      <text:p text:style-name="P29"><text:s text:c="2"/>else</text:p>
      <text:p text:style-name="P29"><text:s text:c="4"/>return end;</text:p>
      <text:p text:style-name="P29">}</text:p>
      <text:p text:style-name="P29"/>
      <text:p text:style-name="P29">void RB::input_set (void){</text:p>
      <text:p text:style-name="P29"><text:s text:c="2"/>int size=0, element;</text:p>
      <text:p text:style-name="P29"><text:s text:c="2"/></text:p>
      <text:p text:style-name="P29"><text:s text:c="2"/>cout &lt;&lt; "Enter set named " &lt;&lt; this-&gt;name &lt;&lt; "\n";</text:p>
      <text:p text:style-name="P29"/>
      <text:p text:style-name="P29"><text:s text:c="2"/>do {</text:p>
      <text:p text:style-name="P29"><text:s text:c="4"/>cout &lt;&lt; "Enter size of set: ";</text:p>
      <text:p text:style-name="P29"><text:s text:c="4"/>cin.clear();</text:p>
      <text:p text:style-name="P29"><text:s text:c="4"/>cin.sync();</text:p>
      <text:p text:style-name="P29"><text:s text:c="4"/>cin &gt;&gt; size;</text:p>
      <text:p text:style-name="P29"><text:s text:c="4"/>if ((size &lt; 0)){</text:p>
      <text:p text:style-name="P29"><text:s text:c="10"/>cout &lt;&lt; "Incorrect size of set. It must be a natural number larger than zero.\n";</text:p>
      <text:p text:style-name="P29"><text:s text:c="8"/>}</text:p>
      <text:p text:style-name="P29"><text:s text:c="2"/>} while ((size &lt; 0));</text:p>
      <text:p text:style-name="P29"/>
      <text:p text:style-name="P29"><text:s text:c="2"/>cout &lt;&lt; "Now enter the elements of set (one-by-one): ";</text:p>
      <text:p text:style-name="P29"><text:s text:c="2"/>for (int i = 0; i &lt; size; i++){</text:p>
      <text:p text:style-name="P29"><text:s text:c="8"/>cin.clear();</text:p>
      <text:p text:style-name="P29"><text:s text:c="8"/>cin.sync();</text:p>
      <text:p text:style-name="P29"><text:s text:c="8"/>cin &gt;&gt; element;</text:p>
      <text:p text:style-name="P29"/>
      <text:p text:style-name="P29"><text:s text:c="8"/>this-&gt;insert (element);</text:p>
      <text:p text:style-name="P29"><text:s text:c="2"/>}</text:p>
      <text:p text:style-name="P29">}</text:p>
      <text:p text:style-name="P29"/>
      <text:p text:style-name="P29">void RB::generate_set (void){</text:p>
      <text:p text:style-name="P29"><text:s text:c="2"/>int t;</text:p>
      <text:p text:style-name="P29"><text:s text:c="2"/>std::vector&lt;int&gt; rand_vector;</text:p>
      <text:p text:style-name="P29"/>
      <text:p text:style-name="P29"><text:s text:c="2"/>for (int i = 0; i &lt; 5; i++) {</text:p>
      <text:p text:style-name="P29"><text:s text:c="4"/>t = rand() %10;</text:p>
      <text:p text:style-name="P29"><text:s text:c="4"/>rand_vector.push_back(t);</text:p>
      <text:p text:style-name="P29"><text:s text:c="2"/>}</text:p>
      <text:p text:style-name="P29"><text:soft-page-break/></text:p>
      <text:p text:style-name="P29"><text:s text:c="2"/>std::vector&lt;int&gt;::iterator it;</text:p>
      <text:p text:style-name="P29"><text:s text:c="2"/>std::sort (rand_vector.begin(), rand_vector.end());</text:p>
      <text:p text:style-name="P29"><text:s text:c="2"/>it = std::unique (rand_vector.begin(), rand_vector.end()); <text:s text:c="12"/></text:p>
      <text:p text:style-name="P29"><text:s text:c="2"/>rand_vector.resize( std::distance(rand_vector.begin(),it));</text:p>
      <text:p text:style-name="P29"/>
      <text:p text:style-name="P29"><text:s text:c="2"/>for (it = rand_vector.begin(); it != rand_vector.end(); it++) {</text:p>
      <text:p text:style-name="P29"><text:s text:c="4"/>this-&gt;insert (*it);</text:p>
      <text:p text:style-name="P29"><text:s text:c="2"/>}</text:p>
      <text:p text:style-name="P29">}</text:p>
      <text:p text:style-name="P29"/>
      <text:p text:style-name="P29">void RB::print_sequence()</text:p>
      <text:p text:style-name="P29">{</text:p>
      <text:p text:style-name="P29"><text:s text:c="2"/>Node* i = this-&gt;sequence;</text:p>
      <text:p text:style-name="P29"><text:s text:c="2"/>std::cout &lt;&lt; this-&gt;name &lt;&lt; std::endl;</text:p>
      <text:p text:style-name="P29"><text:s text:c="2"/>while( i != 0 ) {</text:p>
      <text:p text:style-name="P29"><text:s text:c="8"/>std::cout &lt;&lt; i-&gt;key &lt;&lt; " ";</text:p>
      <text:p text:style-name="P29"><text:s text:c="8"/>i = i-&gt;s_next;</text:p>
      <text:p text:style-name="P29"><text:s text:c="2"/>}</text:p>
      <text:p text:style-name="P29"><text:s text:c="2"/>std::cout &lt;&lt; std::endl;</text:p>
      <text:p text:style-name="P29">}</text:p>
      <text:p text:style-name="P29"/>
      <text:p text:style-name="P28">rb.h</text:p>
      <text:p text:style-name="P29">#ifndef RB_H</text:p>
      <text:p text:style-name="P29">#define RB_H</text:p>
      <text:p text:style-name="P29">#include &lt;vector&gt;</text:p>
      <text:p text:style-name="P29">#include &lt;iostream&gt;</text:p>
      <text:p text:style-name="P29"/>
      <text:p text:style-name="P29">/* Свойства Красно-Чёрного Дерева</text:p>
      <text:p text:style-name="P29"><text:s/>1. узел либо красный, либо чёрный</text:p>
      <text:p text:style-name="P29"><text:s/>2. корень - чёрный</text:p>
      <text:p text:style-name="P29"><text:s/>3. все листья - чёрные</text:p>
      <text:p text:style-name="P29"><text:s/>4. оба потомка каждого красного узла - чёрные</text:p>
      <text:p text:style-name="P29"><text:s/>5. всякий простой путь от данного узла до любого листового узла,</text:p>
      <text:p text:style-name="P29"><text:s text:c="3"/>являющегося его потомком, содержит одинаковое число чёрных узлов.</text:p>
      <text:p text:style-name="P29"><text:s/>* */</text:p>
      <text:p text:style-name="P29"/>
      <text:p text:style-name="P29">struct Node</text:p>
      <text:p text:style-name="P29">{</text:p>
      <text:p text:style-name="P29"><text:s text:c="2"/>int key;</text:p>
      <text:p text:style-name="P29"><text:s text:c="2"/>bool color; // red = 0, black = 1</text:p>
      <text:p text:style-name="P29"><text:soft-page-break/></text:p>
      <text:p text:style-name="P29"><text:s text:c="2"/>Node* left;</text:p>
      <text:p text:style-name="P29"><text:s text:c="2"/>Node* right;</text:p>
      <text:p text:style-name="P29"><text:s text:c="2"/>Node* parent;</text:p>
      <text:p text:style-name="P29"><text:s text:c="2"/>Node* s_next; // следующий элемент последовательности</text:p>
      <text:p text:style-name="P29"><text:s text:c="2"/>Node* s_prev; // ссылка на предыдущий элемент последовательности</text:p>
      <text:p text:style-name="P29"/>
      <text:p text:style-name="P29"><text:s text:c="2"/>Node(int key, Node* parent = 0, Node* prev = 0)</text:p>
      <text:p text:style-name="P29"><text:s text:c="2"/>{</text:p>
      <text:p text:style-name="P29"><text:s text:c="8"/>this-&gt;key = key;</text:p>
      <text:p text:style-name="P29"><text:s text:c="8"/>left = 0;</text:p>
      <text:p text:style-name="P29"><text:s text:c="8"/>right = 0;</text:p>
      <text:p text:style-name="P29"><text:s text:c="8"/>this-&gt;parent = parent;</text:p>
      <text:p text:style-name="P29"><text:s text:c="8"/>this-&gt;s_prev = prev;</text:p>
      <text:p text:style-name="P29"><text:s text:c="8"/>this-&gt;s_next = 0;</text:p>
      <text:p text:style-name="P29"><text:s text:c="2"/>}</text:p>
      <text:p text:style-name="P29"/>
      <text:p text:style-name="P29">Node() : Node(0) { }</text:p>
      <text:p text:style-name="P29">};</text:p>
      <text:p text:style-name="P29"/>
      <text:p text:style-name="P29">class RB</text:p>
      <text:p text:style-name="P29">{</text:p>
      <text:p text:style-name="P29"><text:s/>public:</text:p>
      <text:p text:style-name="P29"><text:s text:c="2"/>RB(char letter, std::vector&lt;int&gt; &amp;A);</text:p>
      <text:p text:style-name="P29"><text:s text:c="2"/>RB(char letter);</text:p>
      <text:p text:style-name="P29"/>
      <text:p text:style-name="P29"><text:s text:c="2"/>bool find(int key);</text:p>
      <text:p text:style-name="P29"><text:s text:c="2"/>bool insert(int key);</text:p>
      <text:p text:style-name="P29"><text:s text:c="2"/>bool remove(int key);</text:p>
      <text:p text:style-name="P29"><text:s text:c="2"/>void print();</text:p>
      <text:p text:style-name="P29"><text:s text:c="2"/>int get_current_value(); </text:p>
      <text:p text:style-name="P29"><text:s text:c="2"/>bool pop(); // выбирает следующий элемент за тем, что установлен в current, устанавливает указатель на него в current</text:p>
      <text:p text:style-name="P29"><text:s text:c="2"/>bool is_end(); // проверяет, последний ли current элемент в дереве</text:p>
      <text:p text:style-name="P29"><text:s text:c="2"/>void pop_clear(){ end=0; current=0; }</text:p>
      <text:p text:style-name="P29"><text:s text:c="2"/>char get_name() { return this-&gt;name; }</text:p>
      <text:p text:style-name="P29"><text:s text:c="2"/>void input_set (void);</text:p>
      <text:p text:style-name="P29"><text:s text:c="2"/>void generate_set (void);</text:p>
      <text:p text:style-name="P29"><text:s text:c="2"/>void print_sequence(void);</text:p>
      <text:p text:style-name="P29"/>
      <text:p text:style-name="P29"><text:s/>private:</text:p>
      <text:p text:style-name="P29"><text:soft-page-break/><text:s text:c="2"/>friend void concat(RB&amp;, RB&amp;);</text:p>
      <text:p text:style-name="P29"><text:s text:c="2"/>friend void merge(RB&amp;, RB&amp;);</text:p>
      <text:p text:style-name="P29"><text:s text:c="2"/>friend void sort(RB&amp;, Node*);</text:p>
      <text:p text:style-name="P29"><text:s text:c="2"/>friend RB* change(RB&amp;, RB&amp;,int);</text:p>
      <text:p text:style-name="P29"><text:s text:c="2"/></text:p>
      <text:p text:style-name="P29"><text:s text:c="2"/>bool bs_find(Node* &amp;search, int key);</text:p>
      <text:p text:style-name="P29"><text:s text:c="2"/>void printnode(int key, int h);</text:p>
      <text:p text:style-name="P29"><text:s text:c="2"/>void show(Node* t, int h);</text:p>
      <text:p text:style-name="P29"><text:s text:c="2"/>void build(int *A, int m);</text:p>
      <text:p text:style-name="P29"><text:s text:c="2"/>void rotate_left(Node* n);</text:p>
      <text:p text:style-name="P29"><text:s text:c="2"/>void rotate_right(Node* n);</text:p>
      <text:p text:style-name="P29"><text:s text:c="2"/>Node* recur_insert (std::vector&lt;int&gt; &amp;A, Node *par, int start, int end);</text:p>
      <text:p text:style-name="P29"><text:s text:c="2"/></text:p>
      <text:p text:style-name="P29"/>
      <text:p text:style-name="P29"><text:s text:c="2"/>static Node* uncle(Node* node);</text:p>
      <text:p text:style-name="P29"><text:s text:c="2"/>static Node* grandparent(Node* node);</text:p>
      <text:p text:style-name="P29"><text:s text:c="2"/>static Node* sibling(Node* node);</text:p>
      <text:p text:style-name="P29"><text:s text:c="2"/>void fix(Node* node); // балансировка дерева</text:p>
      <text:p text:style-name="P29"><text:s text:c="2"/>bool remove_fix(Node* N);</text:p>
      <text:p text:style-name="P29"><text:s text:c="2"/>Node* current; // устанавливается при вызове pop(), для получения значения в узле используется get_current_value()</text:p>
      <text:p text:style-name="P29"><text:s text:c="2"/>bool end; // флаг, который устанавливается, когда во время вызова pop() был достигнут конец дерева</text:p>
      <text:p text:style-name="P29"/>
      <text:p text:style-name="P29"><text:s text:c="2"/>Node* sequence; // корень последовательности</text:p>
      <text:p text:style-name="P29"><text:s text:c="2"/>Node* sequence_end; // последний элемент последовательности</text:p>
      <text:p text:style-name="P29"><text:s text:c="2"/>Node* root; // корень</text:p>
      <text:p text:style-name="P29"><text:s text:c="2"/>int count; // количество узлов в дереве</text:p>
      <text:p text:style-name="P29"><text:s text:c="2"/>char name; // имя дерева</text:p>
      <text:p text:style-name="P29">};</text:p>
      <text:p text:style-name="P29"/>
      <text:p text:style-name="P29"/>
      <text:p text:style-name="P29">#endif // RB_H</text:p>
      <text:p text:style-name="P28"><text:span text:style-name="T17">sequences</text:span>.cpp</text:p>
      <text:p text:style-name="P30">void sort(RB&amp; tree, Node* node);</text:p>
      <text:p text:style-name="P30">void concat (RB&amp; tree1, RB&amp; tree2);</text:p>
      <text:p text:style-name="P30">void merge(RB&amp; tree1, RB&amp; tree2);</text:p>
      <text:p text:style-name="P30">RB* change (RB &amp;tree1, RB&amp; tree2, int p);</text:p>
      <text:p text:style-name="P30"/>
      <text:p text:style-name="P30">void concat (RB&amp; tree1, RB&amp; tree2)</text:p>
      <text:p text:style-name="P30">{</text:p>
      <text:p text:style-name="P30"><text:soft-page-break/><text:s text:c="2"/>Node* item = tree2.sequence;</text:p>
      <text:p text:style-name="P30"/>
      <text:p text:style-name="P30"><text:s text:c="2"/>while (item != 0) {</text:p>
      <text:p text:style-name="P30"><text:s text:c="8"/>tree1.insert(item-&gt;key);</text:p>
      <text:p text:style-name="P30"><text:tab/>item = item-&gt;s_next;</text:p>
      <text:p text:style-name="P30"><text:s text:c="2"/>}</text:p>
      <text:p text:style-name="P30">}</text:p>
      <text:p text:style-name="P30"/>
      <text:p text:style-name="P30">void sort(RB&amp; tree, Node* node)</text:p>
      <text:p text:style-name="P30">{</text:p>
      <text:p text:style-name="P30"><text:s text:c="2"/>if (node == 0)</text:p>
      <text:p text:style-name="P30"><text:tab/>return;</text:p>
      <text:p text:style-name="P30"/>
      <text:p text:style-name="P30"><text:s text:c="2"/>sort(tree, node-&gt;left);</text:p>
      <text:p text:style-name="P30"/>
      <text:p text:style-name="P30"><text:s text:c="2"/>if (tree.sequence_end == 0)</text:p>
      <text:p text:style-name="P30"><text:tab/>tree.sequence = node;</text:p>
      <text:p text:style-name="P30"><text:s text:c="2"/>else</text:p>
      <text:p text:style-name="P30"><text:tab/>tree.sequence_end-&gt;s_next = node;</text:p>
      <text:p text:style-name="P30"/>
      <text:p text:style-name="P30"><text:s text:c="2"/>node-&gt;s_next = 0;</text:p>
      <text:p text:style-name="P30"><text:s text:c="2"/>node-&gt;s_prev = tree.sequence_end;</text:p>
      <text:p text:style-name="P30"><text:s text:c="2"/>tree.sequence_end = node;</text:p>
      <text:p text:style-name="P30"/>
      <text:p text:style-name="P30"><text:s text:c="2"/>sort(tree, node-&gt;right);</text:p>
      <text:p text:style-name="P30">}</text:p>
      <text:p text:style-name="P30"/>
      <text:p text:style-name="P30">void merge(RB&amp; tree1, RB&amp; tree2)</text:p>
      <text:p text:style-name="P30">{</text:p>
      <text:p text:style-name="P30"><text:s text:c="2"/>concat(tree1, tree2);</text:p>
      <text:p text:style-name="P30"><text:s text:c="2"/>tree1.sequence = 0;</text:p>
      <text:p text:style-name="P30"><text:s text:c="2"/>tree1.sequence_end = 0;</text:p>
      <text:p text:style-name="P30"><text:s text:c="2"/>sort(tree1, tree1.root);</text:p>
      <text:p text:style-name="P30">}</text:p>
      <text:p text:style-name="P30"/>
      <text:p text:style-name="P30"/>
      <text:p text:style-name="P30">RB* change (RB &amp;tree1, RB&amp; tree2, int p)</text:p>
      <text:p text:style-name="P30">{</text:p>
      <text:p text:style-name="P30"><text:s text:c="2"/>Node *head1 = tree1.sequence, *head2 = tree2.sequence;</text:p>
      <text:p text:style-name="P30"><text:s text:c="2"/>RB *tree3 = new RB(tree1.name);</text:p>
      <text:p text:style-name="P30"><text:s text:c="2"/>int key;</text:p>
      <text:p text:style-name="P30"><text:soft-page-break/></text:p>
      <text:p text:style-name="P30"><text:s text:c="2"/>if (p &gt;= tree1.count &amp;&amp; head1 == 0)</text:p>
      <text:p text:style-name="P30"><text:s text:c="4"/>return tree3;</text:p>
      <text:p text:style-name="P30"><text:s text:c="2"/></text:p>
      <text:p text:style-name="P30"><text:s text:c="2"/>for (int i = 0; ; i++) {</text:p>
      <text:p text:style-name="P30"><text:s text:c="4"/>if (i &lt; p &amp;&amp; head1 != 0){</text:p>
      <text:p text:style-name="P30"><text:s text:c="6"/>key = head1-&gt;key;</text:p>
      <text:p text:style-name="P30"><text:s text:c="6"/>head1 = head1-&gt;s_next;</text:p>
      <text:p text:style-name="P30"><text:s text:c="4"/>}else if (i &gt;=p &amp;&amp; head2 != 0) {</text:p>
      <text:p text:style-name="P30"><text:s text:c="6"/>key = head2-&gt;key;</text:p>
      <text:p text:style-name="P30"><text:s text:c="6"/>head2 = head2-&gt;s_next;</text:p>
      <text:p text:style-name="P30"><text:s text:c="6"/>if (head1 !=0)</text:p>
      <text:p text:style-name="P30"><text:tab/>head1 = head1-&gt;s_next;</text:p>
      <text:p text:style-name="P30"><text:s text:c="4"/>}else if (head1 != 0) {</text:p>
      <text:p text:style-name="P30"><text:s text:c="6"/>key = head1-&gt;key;</text:p>
      <text:p text:style-name="P30"><text:s text:c="6"/>head1 = head1-&gt;s_next;</text:p>
      <text:p text:style-name="P30"><text:s text:c="4"/>}else</text:p>
      <text:p text:style-name="P30"><text:s text:c="6"/>return tree3;</text:p>
      <text:p text:style-name="P30"/>
      <text:p text:style-name="P30"><text:s text:c="4"/>tree3-&gt;insert(key);</text:p>
      <text:p text:style-name="P30"><text:s text:c="2"/>}</text:p>
      <text:p text:style-name="P30"><text:s text:c="2"/>return tree3;</text:p>
      <text:p text:style-name="P3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line-break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4-18T21:49:35.547191154</dc:date>
    <meta:print-date>2015-07-17T12:06:00</meta:print-date>
    <meta:editing-cycles>31</meta:editing-cycles>
    <meta:editing-duration>P2171DT11H55M26S</meta:editing-duration>
    <meta:generator>LibreOffice/4.3.3.2$Linux_x86 LibreOffice_project/430m0$Build-2</meta:generator>
    <meta:document-statistic meta:table-count="2" meta:image-count="0" meta:object-count="7" meta:page-count="23" meta:paragraph-count="743" meta:word-count="2777" meta:character-count="21379" meta:non-whitespace-character-count="15258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